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ck A/B Testing Interview - Robinhood</text:p>
      <text:p text:style-name="Text_20_body">Here is a mock interview with guidance on how to approach the interview and what the interview is looking for. The question was asked at Robinhood, a fintech company, known for offering commission-free trades of stocks and exchange-traded funds via a mobile app introduced in March 2015.</text:p>
      <text:p text:style-name="Text_20_body"><text:span text:style-name="Source_20_Text">......................................................................</text:span></text:p>
      <text:p text:style-name="Text_20_body"/>
      <text:p text:style-name="Text_20_body"><text:span text:style-name="Strong_20_Emphasis">INTERVIEWER</text:span> - Robinhood falls under FINRA regulations and one of the regulations that FINRA has in place are around pattern day trading restrictions. If a user is considered a pattern day trader, there are trading restrictions that do not allow them to trade for a certain time.</text:p>
      <text:p text:style-name="Text_20_body"/>
      <text:p text:style-name="Text_20_body">This is inconvenient for the user and also impacts our revenue that comes from trade commissions. So we want to send notifications reminding customers when they are close to being flagged as pattern day traders.</text:p>
      <text:p text:style-name="Text_20_body"/>
      <text:p text:style-name="Text_20_body">How will you design and analyze this experiment?</text:p>
      <text:p text:style-name="Text_20_body"/>
      <text:p text:style-name="Text_20_body"><text:span text:style-name="Emphasis">What interviewer is looking for? </text:span></text:p>
      <text:p text:style-name="Text_20_body"><text:span text:style-name="Emphasis">In general, the interview is looking for your ability to structure the process from hypothesis generation to implementation and analysis. Depending on what role you are interviewing for, the interview may weigh the ideation more than the analysis (for e.g. in Product Manager Interviews) or vice-versa (for Product Analytics or Product Data Science Interviews).</text:span></text:p>
      <text:p text:style-name="Text_20_body"/>
      <text:h text:style-name="Heading_20_4" text:outline-level="4">Part 1 - Ask clarifying questions to understand business goals and product feature details well</text:h>
      <text:p text:style-name="Text_20_body"/>
      <text:p text:style-name="Text_20_body"><text:span text:style-name="Emphasis">What Interviewer is looking for -</text:span></text:p>
      <text:list xml:id="list768244300" text:style-name="L1">
        <text:list-item>
          <text:p text:style-name="P2"><text:span text:style-name="Emphasis">Did you begin by stating the product/business goal before diving into the experiment details? Talking about the experiment without knowing the product goal is a red flag.</text:span></text:p>
        </text:list-item>
      </text:list>
      <text:p text:style-name="Text_20_body"/>
      <text:p text:style-name="Text_20_body"><text:span text:style-name="Strong_20_Emphasis">INTERVIEWEE</text:span> - Before we begin with the experiment details, I would like to make sure my understanding of the background is clear. Two questions - 1) How is a pattern day trader defined - i.e. what specific set of actions make someone a pattern day trader. 2) It sounds like the goal here is to reduce the chance of someone becoming a pattern day trader. Can you confirm if I am right and in case there are other goals as well?</text:p>
      <text:p text:style-name="Text_20_body"><text:soft-page-break/></text:p>
      <text:p text:style-name="Text_20_body"><text:span text:style-name="Strong_20_Emphasis">INTERVIEWER</text:span> - Those are fair questions.</text:p>
      <text:p text:style-name="Text_20_body"/>
      <text:p text:style-name="Text_20_body">For the purpose of this interview - let’s say a user is considered a pattern day trader if they execute 4 or more day trades within 5 trading days. And Yes, you are right, our goal is to primarily reduce the chance of a user becoming a pattern day trader..</text:p>
      <text:p text:style-name="Text_20_body"/>
      <text:p text:style-name="Text_20_body"><text:span text:style-name="Strong_20_Emphasis">INTERVIEWEE </text:span>- Ok, that’s helpful. Now I would like to also understand more about the notification - there are two aspects that we can test. One is the timing of the notification (for e.g. we could send notification after 2nd trade or 3rd trade) and the second is the content/message on the notification. Which one of these are we interested in testing?</text:p>
      <text:p text:style-name="Text_20_body"/>
      <text:p text:style-name="Text_20_body"><text:span text:style-name="Strong_20_Emphasis">INTERVIEWER</text:span> - The messaging is simply going to be to let them know that they are going to become a pattern day trader and reminding them of the resulting trading restrictions. Let’s also assume that we are going to send the notification after the 3rd trade that happens within 4 of less days.</text:p>
      <text:p text:style-name="Text_20_body"/>
      <text:p text:style-name="Text_20_body"><text:span text:style-name="Strong_20_Emphasis">INTERVIEWEE</text:span> - Ok. Thanks for that background. I am now ready to dive into the experiment details.</text:p>
      <text:p text:style-name="Text_20_body"/>
      <text:h text:style-name="Heading_20_4" text:outline-level="4">Part 2 - State Business Hypothesis, Null Hypothesis &amp; define metrics to be evaluated</text:h>
      <text:p text:style-name="Text_20_body"/>
      <text:p text:style-name="Text_20_body"><text:span text:style-name="Emphasis">What Interviewer is looking for -</text:span></text:p>
      <text:list xml:id="list2096566267" text:style-name="L2">
        <text:list-item>
          <text:p text:style-name="P3"><text:span text:style-name="Emphasis">That you think through secondary metrics and guardrail metrics in addition to the primary metrics</text:span></text:p>
        </text:list-item>
      </text:list>
      <text:p text:style-name="Text_20_body"/>
      <text:p text:style-name="Text_20_body"><text:span text:style-name="Strong_20_Emphasis">INTERVIEWEE</text:span> - So to state the <text:span text:style-name="Strong_20_Emphasis">business hypothesis </text:span>- we expect that if we send in-app notification, then the rate of pattern day traders will reduce.</text:p>
      <text:p text:style-name="Text_20_body"/>
      <text:p text:style-name="Text_20_body">Now let me state the different metrics that we will want to include for the experiment - Since the goal of the notification is to reduce the rate of pattern day trading, that will be our <text:span text:style-name="Strong_20_Emphasis">primary metric</text:span>.</text:p>
      <text:p text:style-name="Text_20_body"/>
      <text:p text:style-name="Text_20_body"><text:soft-page-break/>We should also consider <text:span text:style-name="Strong_20_Emphasis">guardrail metrics</text:span> - these are metrics that are critical to the business that we do not want to impact through the experiment such as time spent on app or app uninstalls for example. Are there any such metrics that we should include in this case?</text:p>
      <text:p text:style-name="Text_20_body"/>
      <text:p text:style-name="Text_20_body"><text:span text:style-name="Strong_20_Emphasis">INTERVIEWER</text:span> - I agree with your choice of primary metric. And you are spot on in terms of guardrail metrics - we know that time spent on the app is a driver of trading activity and also customer retention and hence we want to make sure it is not negatively impacted.</text:p>
      <text:p text:style-name="Text_20_body"/>
      <text:p text:style-name="Text_20_body"><text:span text:style-name="Strong_20_Emphasis">INTERVIEWEE</text:span> - Ok - that’s good to know. So we will include time spent on the app as our guardrail metric.</text:p>
      <text:p text:style-name="Text_20_body"/>
      <text:h text:style-name="Heading_20_4" text:outline-level="4">Part 3 - Choose significance level, power, MDE and calculate the required sample size and duration for the test</text:h>
      <text:p text:style-name="Text_20_body"/>
      <text:p text:style-name="Text_20_body"><text:span text:style-name="Emphasis">What Interviewer is looking for -</text:span></text:p>
      <text:list xml:id="list2780250825" text:style-name="L3">
        <text:list-item>
          <text:p text:style-name="P4"><text:span text:style-name="Emphasis">Your knowledge of the statistical concepts and the calculation for sample size and duration</text:span></text:p>
        </text:list-item>
        <text:list-item>
          <text:p text:style-name="P4"><text:span text:style-name="Emphasis">Whether you consider factors such as network effect (common in two sided marketplaces such as Doordash, Uber, Lyft, Airbnb or social networks such as FB, LinkedIn), day of week effect, seasonality or novelty effect that may affect the validity of the test and need to be considered while arriving at the experiment design</text:span></text:p>
        </text:list-item>
      </text:list>
      <text:p text:style-name="Text_20_body"/>
      <text:p text:style-name="Text_20_body"><text:span text:style-name="Strong_20_Emphasis">INTERVIEWEE</text:span> - Now I would like to get into the design of the experiment.</text:p>
      <text:p text:style-name="Text_20_body"/>
      <text:p text:style-name="Text_20_body">Let’s first see if we need to consider <text:span text:style-name="Strong_20_Emphasis">network effects (sometimes called spillover effect)</text:span>- these occur when the behavior of the control is influenced by the treatment given to the test group. In the case of Robinhood, we need to specifically watch out for network effects because their customer behavior is also influenced a lot by the PR around Robinhood's actions that may or may not be directly impacting them - e.g. the infamous GME trading restrictions placed by Robinhood in Q1,2020.</text:p>
      <text:p text:style-name="Text_20_body"/>
      <text:p text:style-name="Text_20_body">For the purpose of this experiment, I don’t see this being the case. Do you agree?</text:p>
      <text:p text:style-name="Text_20_body"/>
      <text:p text:style-name="Text_20_body"><text:span text:style-name="Strong_20_Emphasis">INTERVIEWER</text:span> - Yes, that is correct.</text:p>
      <text:p text:style-name="Text_20_body"/>
      <text:p text:style-name="Text_20_body"><text:soft-page-break/><text:span text:style-name="Strong_20_Emphasis">INTERVIEWEE</text:span> - So if there are no network effects to be accounted for, the <text:span text:style-name="Strong_20_Emphasis">randomization unit</text:span> for the experiment is any user that has made 3 trades within 4 days - i.e. we will randomly select such users and assign them to treatment and control. Treatment will receive notifications while control will not receive any notifications. Next, I would like to calculate the sample size and duration. For this I need a few inputs.</text:p>
      <text:p text:style-name="Text_20_body"/>
      <text:list xml:id="list2575378731" text:style-name="L4">
        <text:list-item>
          <text:p text:style-name="P5"><text:span text:style-name="Strong_20_Emphasis">Baseline conversion </text:span>- which is the existing conversion of the control before changes are made</text:p>
        </text:list-item>
        <text:list-item>
          <text:p text:style-name="P5"><text:span text:style-name="Strong_20_Emphasis">Minimum detectable difference or MDE</text:span> - which is the smallest change in conversion rate we are interested in detecting. A smaller change than this will not be practically significant to the business - it is typically chosen such that the improvement in the desired outcome will justify the cost of implementing and maintaining the feature</text:p>
        </text:list-item>
        <text:list-item>
          <text:p text:style-name="P5"><text:span text:style-name="Strong_20_Emphasis">Statistical Power</text:span> - which is the probability that a test correctly rejects the null hypothesis i.e. finding an effect when it exists.</text:p>
        </text:list-item>
        <text:list-item>
          <text:p text:style-name="P5"><text:span text:style-name="Strong_20_Emphasis">Significance Level</text:span> - which is the probability of rejecting a null hypothesis when it is true</text:p>
        </text:list-item>
      </text:list>
      <text:p text:style-name="Text_20_body"/>
      <text:p text:style-name="Text_20_body">A 5% significance level and power of 80% are usually chosen and I will assume these unless you say otherwise. Also I will assume a 50-50 split between the control and treatment. Once I have these inputs finalised, I will use power analysis to calculate the sample size. I would use a programming language for this. For e.g. In R, there is a package called ‘pwr’ that can be used for this.</text:p>
      <text:p text:style-name="Text_20_body"/>
      <text:p text:style-name="Text_20_body"><text:span text:style-name="Strong_20_Emphasis">INTERVIEWER</text:span> - Yes, let’s say based on the analysis we get a sample size of 10,000 users per variation needed. How will you calculate the duration for the test?</text:p>
      <text:p text:style-name="Text_20_body"/>
      <text:p text:style-name="Text_20_body"><text:span text:style-name="Strong_20_Emphasis">INTERVIEWEE</text:span> - Sure, for this we will need the historical avg. daily number of new users that qualify for the notification (i.e. have made 3 trades within 4 days).</text:p>
      <text:p text:style-name="Text_20_body"/>
      <text:p text:style-name="Text_20_body"><text:span text:style-name="Strong_20_Emphasis">INTERVIEWER</text:span> - Lets say that we have roughly 4000 such users daily.</text:p>
      <text:p text:style-name="Text_20_body"/>
      <text:p text:style-name="Text_20_body"><text:span text:style-name="Strong_20_Emphasis">INTERVIEWEE</text:span> - Ok, in that case, we would need at a minimum of 5 days ((10,000 + 10,000)/4000) to run the experiment - I arrived at this by taking the total sample size of Control &amp; Treatment and dividing by daily user count. However, there are other factors we should consider when finalizing the duration -</text:p>
      <text:list xml:id="list624954545" text:style-name="L5">
        <text:list-item>
          <text:p text:style-name="P6"><text:span text:style-name="Strong_20_Emphasis">Day of week effect</text:span> - You may have different population of users on weekend than weekdays - hence it is important to run long enough to capture weekly cycles.</text:p>
        </text:list-item>
        <text:list-item>
          <text:p text:style-name="P6"><text:soft-page-break/><text:span text:style-name="Strong_20_Emphasis">Seasonality</text:span> - There can be times when users behave differently that are important to consider, such as holidays.</text:p>
        </text:list-item>
        <text:list-item>
          <text:p text:style-name="P6"><text:span text:style-name="Strong_20_Emphasis">Novelty effect</text:span> - When you introduce a new feature, especially one that's easily noticed, initially it attracts users to try it. A test group may appear to perform well at first, but the effect will quickly decline over time.</text:p>
        </text:list-item>
        <text:list-item>
          <text:p text:style-name="P6"><text:span text:style-name="Strong_20_Emphasis">External effects</text:span> - for e.g. let’s say the market is doing really well and more people are likely to ignore the notification with the expectation of making high returns. This will lead us to draw spurious conclusions from the experiment.</text:p>
        </text:list-item>
      </text:list>
      <text:p text:style-name="Text_20_body"/>
      <text:p text:style-name="Text_20_body">Due to the above, I would recommend running the experiment for at least two weeks - and if possible for an even longer duration such that we account for these factors.</text:p>
      <text:p text:style-name="Text_20_body"/>
      <text:p text:style-name="Text_20_body"><text:span text:style-name="Strong_20_Emphasis">INTERVIEWER</text:span> - Ok, that’s fair. How would you analyse the test results?</text:p>
      <text:p text:style-name="Text_20_body"/>
      <text:h text:style-name="Heading_20_4" text:outline-level="4">Part 4 - Analyze the results and draw valid conclusions</text:h>
      <text:p text:style-name="Text_20_body"/>
      <text:p text:style-name="Text_20_body"><text:span text:style-name="Emphasis">What interviewer is looking for -</text:span></text:p>
      <text:list xml:id="list3236995322" text:style-name="L6">
        <text:list-item>
          <text:p text:style-name="P7"><text:span text:style-name="Emphasis">Your knowledge of the appropriate statistical tests to be used in different scenarios (for e.g. t-test for sample mean and z-test for sample proportions)</text:span></text:p>
        </text:list-item>
        <text:list-item>
          <text:p text:style-name="P7"><text:span text:style-name="Emphasis">You check for randomization - this will get you some brownie points</text:span></text:p>
        </text:list-item>
        <text:list-item>
          <text:p text:style-name="P7"><text:span text:style-name="Emphasis">You provide a final recommendation (or a framework to get there)</text:span></text:p>
        </text:list-item>
      </text:list>
      <text:p text:style-name="Text_20_body"/>
      <text:p text:style-name="Text_20_body"><text:span text:style-name="Strong_20_Emphasis">INTERVIEWEE</text:span> - Sure. There are two key parts to the analysis -</text:p>
      <text:list xml:id="list2096227182" text:style-name="L7">
        <text:list-item>
          <text:p text:style-name="P8"><text:span text:style-name="Strong_20_Emphasis">Check for randomization</text:span> - As best practice, we should check that the randomization was done correctly when assigning test and control. For this, we can look at some baseline metrics that we do not expect to be influenced by the test and compare them for the two groups. We can do this comparison by comparing the histograms or density curves for these metrics between the two groups. If there is no difference, we can conclude that randomisation was done correctly. In this case, the rate of pattern day trading may be different by age group, or by new versus old customers of Robinhood and we would want to make sure that those distributions look similar across the two groups.</text:p>
        </text:list-item>
        <text:list-item>
          <text:p text:style-name="P8"><text:span text:style-name="Strong_20_Emphasis">Significance test for all metrics</text:span> (including primary and guardrail metrics) - Our primary metric (rate of pattern day traders - i.e. % of users that were flagged as pattern day traders) is a proportion and hence we can use the z-test to test for statistical significance. For our guardrail <text:soft-page-break/>metric of time spent on app is a sample mean type calculation, so we will use the t-test to test for statistical significance. We can do this using a programming language such as R or Python.</text:p>
        </text:list-item>
      </text:list>
      <text:p text:style-name="Text_20_body"/>
      <text:p text:style-name="Text_20_body">If there is a statistically significant decrease in rate of pattern day traders, and time spent on app is not impacted negatively, I would recommend implementing the test.</text:p>
      <text:p text:style-name="Text_20_body"/>
      <text:p text:style-name="Text_20_body">If there is a statistically significant decrease in rate of pattern day traders, and time spent on app is impacted negatively, I would recommend not implementing the test.</text:p>
      <text:p text:style-name="Text_20_body"/>
      <text:p text:style-name="Text_20_body">And lastly, if there is no statistically significant decrease in rate of pattern day traders - I would recommend not implementing the test.</text:p>
      <text:p text:style-name="Text_20_body"/>
      <text:p text:style-name="Text_20_body"><text:span text:style-name="Strong_20_Emphasis">INTERVIEWER</text:span> - That all sounds good. Thanks for your response.</text:p>
      <text:p text:style-name="Text_20_body"/>
      <text:h text:style-name="Heading_20_4" text:outline-level="4">Conclusion</text:h>
      <text:p text:style-name="Text_20_body">Hope this example pushes you to think deeply about how to approach A/B Testing interviews and specifically how companies like Robinhood may be using experimentation. Happy Interviewing!</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14:42:57.571218151</meta:creation-date>
    <dc:date>2021-09-19T14:44:45.669015231</dc:date>
    <meta:editing-duration>PT1M48S</meta:editing-duration>
    <meta:editing-cycles>1</meta:editing-cycles>
    <meta:document-statistic meta:table-count="0" meta:image-count="0" meta:object-count="0" meta:page-count="6" meta:paragraph-count="63" meta:word-count="1912" meta:character-count="10997" meta:non-whitespace-character-count="9164"/>
    <meta:generator>LibreOffice/6.4.7.2$Linux_X86_64 LibreOffice_project/40$Build-2</meta:generator>
  </office:meta>
</office:document-meta>
</file>